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F0000004F7BAFD13DDBFAE3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15cm" svg:height="2.102cm" svg:x="3.157cm" svg:y="13.818cm">
          <draw:image xlink:href="Pictures/100002010000023F0000004F7BAFD13DDBFAE32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1:10:41.705274178</meta:creation-date>
    <dc:date>2021-08-20T11:47:45.924773632</dc:date>
    <meta:editing-duration>PT2M52S</meta:editing-duration>
    <meta:editing-cycles>1</meta:editing-cycles>
    <meta:document-statistic meta:object-count="1"/>
    <meta:generator>LibreOffice/6.4.4.2$Linux_X86_64 LibreOffice_project/3d775be2011f3886db32dfd395a6a6d1ca2630ff</meta:generator>
  </office:meta>
</office:document-meta>
</file>